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24ED340D41E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3037c" officeooo:paragraph-rsid="0013037c"/>
    </style:style>
    <style:style style:name="P3" style:family="paragraph" style:parent-style-name="Header">
      <style:text-properties style:font-name="Arial" officeooo:rsid="0013037c" officeooo:paragraph-rsid="0013037c"/>
    </style:style>
    <style:style style:name="P4" style:family="paragraph" style:parent-style-name="Footer">
      <style:text-properties style:font-name="Arial" officeooo:rsid="0013037c" officeooo:paragraph-rsid="0013037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lantilla ejemp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3037c" officeooo:paragraph-rsid="0013037c"/>
    </style:style>
    <style:style style:name="MP2" style:family="paragraph" style:parent-style-name="Footer">
      <style:text-properties style:font-name="Arial" officeooo:rsid="0013037c" officeooo:paragraph-rsid="0013037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31pt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 fo:border-top="0.06pt solid #000000" fo:border-bottom="none" fo:border-left="none" fo:border-right="none" fo:padding="0.0201in" style:shadow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5.5472in" svg:y="-0.6839in" svg:width="1.1882in" svg:height="1.3244in" draw:z-index="0"><draw:image xlink:href="Pictures/100000000000022C0000024ED340D41E.jpg" xlink:type="simple" xlink:show="embed" xlink:actuate="onLoad"/></draw:frame> <text:span text:style-name="MT1">T</text:span><text:span text:style-name="MT2">itulo del documento</text:span></text:p>
        <text:p text:style-name="MP1"><text:s text:c="48"/></text:p>
        <text:p text:style-name="MP1">Tipo de documento</text:p>
      </style:header>
      <style:footer>
        <text:p text:style-name="MP2">Nombre del que elaboro el documento<text:tab/><text:tab/>fecha</text:p>
        <text:p text:style-name="MP2"><text:tab/><text:tab/>versio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01:21:08.997717107</meta:creation-date>
    <dc:date>2014-02-10T01:59:10.947698456</dc:date>
    <meta:editing-duration>PT4M49S</meta:editing-duration>
    <meta:editing-cycles>5</meta:editing-cycles>
    <meta:generator>LibreOffice/4.1.3.2$Linux_X86_64 LibreOffice_project/410m0$Build-2</meta:generator>
    <meta:document-statistic meta:table-count="0" meta:image-count="1" meta:object-count="0" meta:page-count="1" meta:paragraph-count="6" meta:word-count="16" meta:character-count="155" meta:non-whitespace-character-count="92"/>
  </office:meta>
</office:document-meta>
</file>